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AD000002581D992FF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8.307cm" svg:height="19.715cm" svg:x="0.093cm" svg:y="1.585cm">
          <draw:image xlink:href="Pictures/10000000000003AD000002581D992FFB.jpg" xlink:type="simple" xlink:show="embed" xlink:actuate="onLoad">
            <text:p/>
          </draw:image>
        </draw:frame>
        <draw:custom-shape draw:style-name="gr2" draw:text-style-name="P2" draw:layer="layout" svg:width="28.4cm" svg:height="2.4cm" svg:x="0cm" svg:y="18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26T15:53:33</meta:creation-date>
    <dc:date>2014-09-26T15:55:32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